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12"/>
    <style:style style:name="ce7" style:family="table-cell" style:parent-style-name="Default" style:data-style-name="N112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dB</text:p>
          </table:table-cell>
          <table:table-cell table:number-columns-repeated="3"/>
          <table:table-cell office:value-type="string" calcext:value-type="string">
            <text:p>4bit</text:p>
          </table:table-cell>
          <table:table-cell office:value-type="string" calcext:value-type="string">
            <text:p>5bit</text:p>
          </table:table-cell>
          <table:table-cell table:style-name="ce2" office:value-type="string" calcext:value-type="string">
            <text:p>6bit</text:p>
          </table:table-cell>
          <table:table-cell office:value-type="string" calcext:value-type="string">
            <text:p>7bit</text:p>
          </table:table-cell>
          <table:table-cell office:value-type="string" calcext:value-type="string">
            <text:p>8bit</text:p>
          </table:table-cell>
          <table:table-cell office:value-type="string" calcext:value-type="string">
            <text:p>9bit</text:p>
          </table:table-cell>
          <table:table-cell office:value-type="string" calcext:value-type="string">
            <text:p>10bit</text:p>
          </table:table-cell>
          <table:table-cell/>
          <table:table-cell office:value-type="string" calcext:value-type="string">
            <text:p>4bit</text:p>
          </table:table-cell>
          <table:table-cell office:value-type="string" calcext:value-type="string">
            <text:p>5bit</text:p>
          </table:table-cell>
          <table:table-cell table:style-name="ce2" office:value-type="string" calcext:value-type="string">
            <text:p>6bit</text:p>
          </table:table-cell>
          <table:table-cell office:value-type="string" calcext:value-type="string">
            <text:p>7bit</text:p>
          </table:table-cell>
          <table:table-cell office:value-type="string" calcext:value-type="string">
            <text:p>8bit</text:p>
          </table:table-cell>
          <table:table-cell office:value-type="string" calcext:value-type="string">
            <text:p>9bit</text:p>
          </table:table-cell>
          <table:table-cell office:value-type="string" calcext:value-type="string">
            <text:p>10bit</text:p>
          </table:table-cell>
          <table:table-cell table:number-columns-repeated="1636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office:value-type="float" office:value="1023" calcext:value-type="float">
            <text:p>102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511" calcext:value-type="float">
            <text:p>511</text:p>
          </table:table-cell>
          <table:table-cell office:value-type="float" office:value="1023" calcext:value-type="float">
            <text:p>1023</text:p>
          </table:table-cell>
          <table:table-cell table:number-columns-repeated="1636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formula="of:=[.F4]/20" office:value-type="float" office:value="0.1" calcext:value-type="float">
            <text:p>0.1</text:p>
          </table:table-cell>
          <table:table-cell table:formula="of:=10^[.H4]" office:value-type="float" office:value="1.25892541179417" calcext:value-type="float">
            <text:p>1.25892541179417</text:p>
          </table:table-cell>
          <table:table-cell/>
          <table:table-cell table:formula="of:=ROUND([.K$3]/[.$I4];0)" office:value-type="float" office:value="25" calcext:value-type="float">
            <text:p>25</text:p>
          </table:table-cell>
          <table:table-cell table:style-name="ce2" table:formula="of:=ROUND([.L$3]/[.$I4];0)" office:value-type="float" office:value="50" calcext:value-type="float">
            <text:p>50</text:p>
          </table:table-cell>
          <table:table-cell table:formula="of:=ROUND([.M$3]/[.$I4];0)" office:value-type="float" office:value="101" calcext:value-type="float">
            <text:p>101</text:p>
          </table:table-cell>
          <table:table-cell table:formula="of:=ROUND([.N$3]/[.$I4];0)" office:value-type="float" office:value="203" calcext:value-type="float">
            <text:p>203</text:p>
          </table:table-cell>
          <table:table-cell table:formula="of:=ROUND([.O$3]/[.$I4];0)" office:value-type="float" office:value="406" calcext:value-type="float">
            <text:p>406</text:p>
          </table:table-cell>
          <table:table-cell table:formula="of:=ROUND([.P$3]/[.$I4];0)" office:value-type="float" office:value="813" calcext:value-type="float">
            <text:p>813</text:p>
          </table:table-cell>
          <table:table-cell table:number-columns-repeated="2"/>
          <table:table-cell table:style-name="ce3" table:formula="of:=20*LOG10([.K$3]/[.K4])" office:value-type="float" office:value="1.8684337032447" calcext:value-type="float">
            <text:p>1.87 </text:p>
          </table:table-cell>
          <table:table-cell table:style-name="ce7" table:formula="of:=20*LOG10([.L$3]/[.L4])" office:value-type="float" office:value="2.00741090235126" calcext:value-type="float">
            <text:p>2.01 </text:p>
          </table:table-cell>
          <table:table-cell table:style-name="ce3" table:formula="of:=20*LOG10([.M$3]/[.M4])" office:value-type="float" office:value="1.98964694346629" calcext:value-type="float">
            <text:p>1.99 </text:p>
          </table:table-cell>
          <table:table-cell table:style-name="ce3" table:formula="of:=20*LOG10([.N$3]/[.N4])" office:value-type="float" office:value="1.98088285041484" calcext:value-type="float">
            <text:p>1.98 </text:p>
          </table:table-cell>
          <table:table-cell table:style-name="ce3" table:formula="of:=20*LOG10([.O$3]/[.O4])" office:value-type="float" office:value="1.99789733115037" calcext:value-type="float">
            <text:p>2.00 </text:p>
          </table:table-cell>
          <table:table-cell table:style-name="ce3" table:formula="of:=20*LOG10([.P$3]/[.P4])" office:value-type="float" office:value="1.99570176236184" calcext:value-type="float">
            <text:p>2.00 </text:p>
          </table:table-cell>
          <table:table-cell table:number-columns-repeated="1636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[.F5]/20" office:value-type="float" office:value="0.2" calcext:value-type="float">
            <text:p>0.2</text:p>
          </table:table-cell>
          <table:table-cell table:formula="of:=10^[.H5]" office:value-type="float" office:value="1.58489319246111" calcext:value-type="float">
            <text:p>1.58489319246111</text:p>
          </table:table-cell>
          <table:table-cell/>
          <table:table-cell table:formula="of:=ROUND([.K$3]/[.$I5];0)" office:value-type="float" office:value="20" calcext:value-type="float">
            <text:p>20</text:p>
          </table:table-cell>
          <table:table-cell table:style-name="ce2" table:formula="of:=ROUND([.L$3]/[.$I5];0)" office:value-type="float" office:value="40" calcext:value-type="float">
            <text:p>40</text:p>
          </table:table-cell>
          <table:table-cell table:formula="of:=ROUND([.M$3]/[.$I5];0)" office:value-type="float" office:value="80" calcext:value-type="float">
            <text:p>80</text:p>
          </table:table-cell>
          <table:table-cell table:formula="of:=ROUND([.N$3]/[.$I5];0)" office:value-type="float" office:value="161" calcext:value-type="float">
            <text:p>161</text:p>
          </table:table-cell>
          <table:table-cell table:formula="of:=ROUND([.O$3]/[.$I5];0)" office:value-type="float" office:value="322" calcext:value-type="float">
            <text:p>322</text:p>
          </table:table-cell>
          <table:table-cell table:formula="of:=ROUND([.P$3]/[.$I5];0)" office:value-type="float" office:value="645" calcext:value-type="float">
            <text:p>645</text:p>
          </table:table-cell>
          <table:table-cell table:number-columns-repeated="2"/>
          <table:table-cell table:style-name="ce3" table:formula="of:=20*LOG10([.K$3]/[.K5])" office:value-type="float" office:value="3.80663396340583" calcext:value-type="float">
            <text:p>3.81 </text:p>
          </table:table-cell>
          <table:table-cell table:style-name="ce7" table:formula="of:=20*LOG10([.L$3]/[.L5])" office:value-type="float" office:value="3.94561116251239" calcext:value-type="float">
            <text:p>3.95 </text:p>
          </table:table-cell>
          <table:table-cell table:style-name="ce3" table:formula="of:=20*LOG10([.M$3]/[.M5])" office:value-type="float" office:value="4.01427467928027" calcext:value-type="float">
            <text:p>4.01 </text:p>
          </table:table-cell>
          <table:table-cell table:style-name="ce3" table:formula="of:=20*LOG10([.N$3]/[.N5])" office:value-type="float" office:value="3.99428608804211" calcext:value-type="float">
            <text:p>3.99 </text:p>
          </table:table-cell>
          <table:table-cell table:style-name="ce3" table:formula="of:=20*LOG10([.O$3]/[.O5])" office:value-type="float" office:value="4.01130056877764" calcext:value-type="float">
            <text:p>4.01 </text:p>
          </table:table-cell>
          <table:table-cell table:style-name="ce3" table:formula="of:=20*LOG10([.P$3]/[.P5])" office:value-type="float" office:value="4.00631838153785" calcext:value-type="float">
            <text:p>4.01 </text:p>
          </table:table-cell>
          <table:table-cell table:number-columns-repeated="1636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F6]/20" office:value-type="float" office:value="0.3" calcext:value-type="float">
            <text:p>0.3</text:p>
          </table:table-cell>
          <table:table-cell table:formula="of:=10^[.H6]" office:value-type="float" office:value="1.99526231496888" calcext:value-type="float">
            <text:p>1.99526231496888</text:p>
          </table:table-cell>
          <table:table-cell/>
          <table:table-cell table:formula="of:=ROUND([.K$3]/[.$I6];0)" office:value-type="float" office:value="16" calcext:value-type="float">
            <text:p>16</text:p>
          </table:table-cell>
          <table:table-cell table:style-name="ce2" table:formula="of:=ROUND([.L$3]/[.$I6];0)" office:value-type="float" office:value="32" calcext:value-type="float">
            <text:p>32</text:p>
          </table:table-cell>
          <table:table-cell table:formula="of:=ROUND([.M$3]/[.$I6];0)" office:value-type="float" office:value="64" calcext:value-type="float">
            <text:p>64</text:p>
          </table:table-cell>
          <table:table-cell table:formula="of:=ROUND([.N$3]/[.$I6];0)" office:value-type="float" office:value="128" calcext:value-type="float">
            <text:p>128</text:p>
          </table:table-cell>
          <table:table-cell table:formula="of:=ROUND([.O$3]/[.$I6];0)" office:value-type="float" office:value="256" calcext:value-type="float">
            <text:p>256</text:p>
          </table:table-cell>
          <table:table-cell table:formula="of:=ROUND([.P$3]/[.$I6];0)" office:value-type="float" office:value="513" calcext:value-type="float">
            <text:p>513</text:p>
          </table:table-cell>
          <table:table-cell table:number-columns-repeated="2"/>
          <table:table-cell table:style-name="ce3" table:formula="of:=20*LOG10([.K$3]/[.K6])" office:value-type="float" office:value="5.74483422356696" calcext:value-type="float">
            <text:p>5.74 </text:p>
          </table:table-cell>
          <table:table-cell table:style-name="ce7" table:formula="of:=20*LOG10([.L$3]/[.L6])" office:value-type="float" office:value="5.88381142267352" calcext:value-type="float">
            <text:p>5.88 </text:p>
          </table:table-cell>
          <table:table-cell table:style-name="ce3" table:formula="of:=20*LOG10([.M$3]/[.M6])" office:value-type="float" office:value="5.95247493944139" calcext:value-type="float">
            <text:p>5.95 </text:p>
          </table:table-cell>
          <table:table-cell table:style-name="ce3" table:formula="of:=20*LOG10([.N$3]/[.N6])" office:value-type="float" office:value="5.98660421572174" calcext:value-type="float">
            <text:p>5.99 </text:p>
          </table:table-cell>
          <table:table-cell table:style-name="ce3" table:formula="of:=20*LOG10([.O$3]/[.O6])" office:value-type="float" office:value="6.00361869645726" calcext:value-type="float">
            <text:p>6.00 </text:p>
          </table:table-cell>
          <table:table-cell table:style-name="ce3" table:formula="of:=20*LOG10([.P$3]/[.P6])" office:value-type="float" office:value="5.99516537200688" calcext:value-type="float">
            <text:p>6.00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formula="of:=[.F7]/20" office:value-type="float" office:value="0.4" calcext:value-type="float">
            <text:p>0.4</text:p>
          </table:table-cell>
          <table:table-cell table:formula="of:=10^[.H7]" office:value-type="float" office:value="2.51188643150958" calcext:value-type="float">
            <text:p>2.51188643150958</text:p>
          </table:table-cell>
          <table:table-cell/>
          <table:table-cell table:formula="of:=ROUND([.K$3]/[.$I7];0)" office:value-type="float" office:value="12" calcext:value-type="float">
            <text:p>12</text:p>
          </table:table-cell>
          <table:table-cell table:style-name="ce2" table:formula="of:=ROUND([.L$3]/[.$I7];0)" office:value-type="float" office:value="25" calcext:value-type="float">
            <text:p>25</text:p>
          </table:table-cell>
          <table:table-cell table:formula="of:=ROUND([.M$3]/[.$I7];0)" office:value-type="float" office:value="51" calcext:value-type="float">
            <text:p>51</text:p>
          </table:table-cell>
          <table:table-cell table:formula="of:=ROUND([.N$3]/[.$I7];0)" office:value-type="float" office:value="102" calcext:value-type="float">
            <text:p>102</text:p>
          </table:table-cell>
          <table:table-cell table:formula="of:=ROUND([.O$3]/[.$I7];0)" office:value-type="float" office:value="203" calcext:value-type="float">
            <text:p>203</text:p>
          </table:table-cell>
          <table:table-cell table:formula="of:=ROUND([.P$3]/[.$I7];0)" office:value-type="float" office:value="407" calcext:value-type="float">
            <text:p>407</text:p>
          </table:table-cell>
          <table:table-cell table:number-columns-repeated="2"/>
          <table:table-cell table:style-name="ce3" table:formula="of:=20*LOG10([.K$3]/[.K7])" office:value-type="float" office:value="8.24360895573296" calcext:value-type="float">
            <text:p>8.24 </text:p>
          </table:table-cell>
          <table:table-cell table:style-name="ce7" table:formula="of:=20*LOG10([.L$3]/[.L7])" office:value-type="float" office:value="8.02801081563088" calcext:value-type="float">
            <text:p>8.03 </text:p>
          </table:table-cell>
          <table:table-cell table:style-name="ce3" table:formula="of:=20*LOG10([.M$3]/[.M7])" office:value-type="float" office:value="7.92467089716041" calcext:value-type="float">
            <text:p>7.92 </text:p>
          </table:table-cell>
          <table:table-cell table:style-name="ce3" table:formula="of:=20*LOG10([.N$3]/[.N7])" office:value-type="float" office:value="7.95880017344075" calcext:value-type="float">
            <text:p>7.96 </text:p>
          </table:table-cell>
          <table:table-cell table:style-name="ce3" table:formula="of:=20*LOG10([.O$3]/[.O7])" office:value-type="float" office:value="8.01849724443" calcext:value-type="float">
            <text:p>8.02 </text:p>
          </table:table-cell>
          <table:table-cell table:style-name="ce3" table:formula="of:=20*LOG10([.P$3]/[.P7])" office:value-type="float" office:value="8.0056244897388" calcext:value-type="float">
            <text:p>8.01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F8]/20" office:value-type="float" office:value="0.5" calcext:value-type="float">
            <text:p>0.5</text:p>
          </table:table-cell>
          <table:table-cell table:formula="of:=10^[.H8]" office:value-type="float" office:value="3.16227766016838" calcext:value-type="float">
            <text:p>3.16227766016838</text:p>
          </table:table-cell>
          <table:table-cell/>
          <table:table-cell table:formula="of:=ROUND([.K$3]/[.$I8];0)" office:value-type="float" office:value="10" calcext:value-type="float">
            <text:p>10</text:p>
          </table:table-cell>
          <table:table-cell table:style-name="ce2" table:formula="of:=ROUND([.L$3]/[.$I8];0)" office:value-type="float" office:value="20" calcext:value-type="float">
            <text:p>20</text:p>
          </table:table-cell>
          <table:table-cell table:formula="of:=ROUND([.M$3]/[.$I8];0)" office:value-type="float" office:value="40" calcext:value-type="float">
            <text:p>40</text:p>
          </table:table-cell>
          <table:table-cell table:formula="of:=ROUND([.N$3]/[.$I8];0)" office:value-type="float" office:value="81" calcext:value-type="float">
            <text:p>81</text:p>
          </table:table-cell>
          <table:table-cell table:formula="of:=ROUND([.O$3]/[.$I8];0)" office:value-type="float" office:value="162" calcext:value-type="float">
            <text:p>162</text:p>
          </table:table-cell>
          <table:table-cell table:formula="of:=ROUND([.P$3]/[.$I8];0)" office:value-type="float" office:value="324" calcext:value-type="float">
            <text:p>324</text:p>
          </table:table-cell>
          <table:table-cell table:number-columns-repeated="2"/>
          <table:table-cell table:style-name="ce3" table:formula="of:=20*LOG10([.K$3]/[.K8])" office:value-type="float" office:value="9.82723387668546" calcext:value-type="float">
            <text:p>9.83 </text:p>
          </table:table-cell>
          <table:table-cell table:style-name="ce7" table:formula="of:=20*LOG10([.L$3]/[.L8])" office:value-type="float" office:value="9.96621107579201" calcext:value-type="float">
            <text:p>9.97 </text:p>
          </table:table-cell>
          <table:table-cell table:style-name="ce3" table:formula="of:=20*LOG10([.M$3]/[.M8])" office:value-type="float" office:value="10.0348745925599" calcext:value-type="float">
            <text:p>10.03 </text:p>
          </table:table-cell>
          <table:table-cell table:style-name="ce3" table:formula="of:=20*LOG10([.N$3]/[.N8])" office:value-type="float" office:value="9.96110323110611" calcext:value-type="float">
            <text:p>9.96 </text:p>
          </table:table-cell>
          <table:table-cell table:style-name="ce3" table:formula="of:=20*LOG10([.O$3]/[.O8])" office:value-type="float" office:value="9.97811771184164" calcext:value-type="float">
            <text:p>9.98 </text:p>
          </table:table-cell>
          <table:table-cell table:style-name="ce3" table:formula="of:=20*LOG10([.P$3]/[.P8])" office:value-type="float" office:value="9.98661247011096" calcext:value-type="float">
            <text:p>9.99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F9]/20" office:value-type="float" office:value="0.6" calcext:value-type="float">
            <text:p>0.6</text:p>
          </table:table-cell>
          <table:table-cell table:formula="of:=10^[.H9]" office:value-type="float" office:value="3.98107170553497" calcext:value-type="float">
            <text:p>3.98107170553497</text:p>
          </table:table-cell>
          <table:table-cell/>
          <table:table-cell table:formula="of:=ROUND([.K$3]/[.$I9];0)" office:value-type="float" office:value="8" calcext:value-type="float">
            <text:p>8</text:p>
          </table:table-cell>
          <table:table-cell table:style-name="ce2" table:formula="of:=ROUND([.L$3]/[.$I9];0)" office:value-type="float" office:value="16" calcext:value-type="float">
            <text:p>16</text:p>
          </table:table-cell>
          <table:table-cell table:formula="of:=ROUND([.M$3]/[.$I9];0)" office:value-type="float" office:value="32" calcext:value-type="float">
            <text:p>32</text:p>
          </table:table-cell>
          <table:table-cell table:formula="of:=ROUND([.N$3]/[.$I9];0)" office:value-type="float" office:value="64" calcext:value-type="float">
            <text:p>64</text:p>
          </table:table-cell>
          <table:table-cell table:formula="of:=ROUND([.O$3]/[.$I9];0)" office:value-type="float" office:value="128" calcext:value-type="float">
            <text:p>128</text:p>
          </table:table-cell>
          <table:table-cell table:formula="of:=ROUND([.P$3]/[.$I9];0)" office:value-type="float" office:value="257" calcext:value-type="float">
            <text:p>257</text:p>
          </table:table-cell>
          <table:table-cell table:number-columns-repeated="2"/>
          <table:table-cell table:style-name="ce3" table:formula="of:=20*LOG10([.K$3]/[.K9])" office:value-type="float" office:value="11.7654341368466" calcext:value-type="float">
            <text:p>11.77 </text:p>
          </table:table-cell>
          <table:table-cell table:style-name="ce7" table:formula="of:=20*LOG10([.L$3]/[.L9])" office:value-type="float" office:value="11.9044113359531" calcext:value-type="float">
            <text:p>11.90 </text:p>
          </table:table-cell>
          <table:table-cell table:style-name="ce3" table:formula="of:=20*LOG10([.M$3]/[.M9])" office:value-type="float" office:value="11.973074852721" calcext:value-type="float">
            <text:p>11.97 </text:p>
          </table:table-cell>
          <table:table-cell table:style-name="ce3" table:formula="of:=20*LOG10([.N$3]/[.N9])" office:value-type="float" office:value="12.0072041290014" calcext:value-type="float">
            <text:p>12.01 </text:p>
          </table:table-cell>
          <table:table-cell table:style-name="ce3" table:formula="of:=20*LOG10([.O$3]/[.O9])" office:value-type="float" office:value="12.0242186097369" calcext:value-type="float">
            <text:p>12.02 </text:p>
          </table:table-cell>
          <table:table-cell table:style-name="ce3" table:formula="of:=20*LOG10([.P$3]/[.P9])" office:value-type="float" office:value="11.9988502076173" calcext:value-type="float">
            <text:p>12.00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F10]/20" office:value-type="float" office:value="0.7" calcext:value-type="float">
            <text:p>0.7</text:p>
          </table:table-cell>
          <table:table-cell table:formula="of:=10^[.H10]" office:value-type="float" office:value="5.01187233627272" calcext:value-type="float">
            <text:p>5.01187233627272</text:p>
          </table:table-cell>
          <table:table-cell/>
          <table:table-cell table:formula="of:=ROUND([.K$3]/[.$I10];0)" office:value-type="float" office:value="6" calcext:value-type="float">
            <text:p>6</text:p>
          </table:table-cell>
          <table:table-cell table:style-name="ce2" table:formula="of:=ROUND([.L$3]/[.$I10];0)" office:value-type="float" office:value="13" calcext:value-type="float">
            <text:p>13</text:p>
          </table:table-cell>
          <table:table-cell table:formula="of:=ROUND([.M$3]/[.$I10];0)" office:value-type="float" office:value="25" calcext:value-type="float">
            <text:p>25</text:p>
          </table:table-cell>
          <table:table-cell table:formula="of:=ROUND([.N$3]/[.$I10];0)" office:value-type="float" office:value="51" calcext:value-type="float">
            <text:p>51</text:p>
          </table:table-cell>
          <table:table-cell table:formula="of:=ROUND([.O$3]/[.$I10];0)" office:value-type="float" office:value="102" calcext:value-type="float">
            <text:p>102</text:p>
          </table:table-cell>
          <table:table-cell table:formula="of:=ROUND([.P$3]/[.$I10];0)" office:value-type="float" office:value="204" calcext:value-type="float">
            <text:p>204</text:p>
          </table:table-cell>
          <table:table-cell table:number-columns-repeated="2"/>
          <table:table-cell table:style-name="ce3" table:formula="of:=20*LOG10([.K$3]/[.K10])" office:value-type="float" office:value="14.2642088690126" calcext:value-type="float">
            <text:p>14.26 </text:p>
          </table:table-cell>
          <table:table-cell table:style-name="ce7" table:formula="of:=20*LOG10([.L$3]/[.L10])" office:value-type="float" office:value="13.7079439429349" calcext:value-type="float">
            <text:p>13.71 </text:p>
          </table:table-cell>
          <table:table-cell table:style-name="ce3" table:formula="of:=20*LOG10([.M$3]/[.M10])" office:value-type="float" office:value="14.1172742456784" calcext:value-type="float">
            <text:p>14.12 </text:p>
          </table:table-cell>
          <table:table-cell table:style-name="ce3" table:formula="of:=20*LOG10([.N$3]/[.N10])" office:value-type="float" office:value="13.9794000867204" calcext:value-type="float">
            <text:p>13.98 </text:p>
          </table:table-cell>
          <table:table-cell table:style-name="ce3" table:formula="of:=20*LOG10([.O$3]/[.O10])" office:value-type="float" office:value="13.9964145674559" calcext:value-type="float">
            <text:p>14.00 </text:p>
          </table:table-cell>
          <table:table-cell table:style-name="ce3" table:formula="of:=20*LOG10([.P$3]/[.P10])" office:value-type="float" office:value="14.0049093257252" calcext:value-type="float">
            <text:p>14.00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formula="of:=[.F11]/20" office:value-type="float" office:value="0.8" calcext:value-type="float">
            <text:p>0.8</text:p>
          </table:table-cell>
          <table:table-cell table:formula="of:=10^[.H11]" office:value-type="float" office:value="6.30957344480193" calcext:value-type="float">
            <text:p>6.30957344480193</text:p>
          </table:table-cell>
          <table:table-cell/>
          <table:table-cell table:formula="of:=ROUND([.K$3]/[.$I11];0)" office:value-type="float" office:value="5" calcext:value-type="float">
            <text:p>5</text:p>
          </table:table-cell>
          <table:table-cell table:style-name="ce2" table:formula="of:=ROUND([.L$3]/[.$I11];0)" office:value-type="float" office:value="10" calcext:value-type="float">
            <text:p>10</text:p>
          </table:table-cell>
          <table:table-cell table:formula="of:=ROUND([.M$3]/[.$I11];0)" office:value-type="float" office:value="20" calcext:value-type="float">
            <text:p>20</text:p>
          </table:table-cell>
          <table:table-cell table:formula="of:=ROUND([.N$3]/[.$I11];0)" office:value-type="float" office:value="40" calcext:value-type="float">
            <text:p>40</text:p>
          </table:table-cell>
          <table:table-cell table:formula="of:=ROUND([.O$3]/[.$I11];0)" office:value-type="float" office:value="81" calcext:value-type="float">
            <text:p>81</text:p>
          </table:table-cell>
          <table:table-cell table:formula="of:=ROUND([.P$3]/[.$I11];0)" office:value-type="float" office:value="162" calcext:value-type="float">
            <text:p>162</text:p>
          </table:table-cell>
          <table:table-cell table:number-columns-repeated="2"/>
          <table:table-cell table:style-name="ce3" table:formula="of:=20*LOG10([.K$3]/[.K11])" office:value-type="float" office:value="15.8478337899651" calcext:value-type="float">
            <text:p>15.85 </text:p>
          </table:table-cell>
          <table:table-cell table:style-name="ce7" table:formula="of:=20*LOG10([.L$3]/[.L11])" office:value-type="float" office:value="15.9868109890716" calcext:value-type="float">
            <text:p>15.99 </text:p>
          </table:table-cell>
          <table:table-cell table:style-name="ce3" table:formula="of:=20*LOG10([.M$3]/[.M11])" office:value-type="float" office:value="16.0554745058395" calcext:value-type="float">
            <text:p>16.06 </text:p>
          </table:table-cell>
          <table:table-cell table:style-name="ce3" table:formula="of:=20*LOG10([.N$3]/[.N11])" office:value-type="float" office:value="16.0896037821199" calcext:value-type="float">
            <text:p>16.09 </text:p>
          </table:table-cell>
          <table:table-cell table:style-name="ce3" table:formula="of:=20*LOG10([.O$3]/[.O11])" office:value-type="float" office:value="15.9987176251213" calcext:value-type="float">
            <text:p>16.00 </text:p>
          </table:table-cell>
          <table:table-cell table:style-name="ce3" table:formula="of:=20*LOG10([.P$3]/[.P11])" office:value-type="float" office:value="16.0072123833906" calcext:value-type="float">
            <text:p>16.01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F12]/20" office:value-type="float" office:value="0.9" calcext:value-type="float">
            <text:p>0.9</text:p>
          </table:table-cell>
          <table:table-cell table:formula="of:=10^[.H12]" office:value-type="float" office:value="7.94328234724282" calcext:value-type="float">
            <text:p>7.94328234724282</text:p>
          </table:table-cell>
          <table:table-cell/>
          <table:table-cell table:formula="of:=ROUND([.K$3]/[.$I12];0)" office:value-type="float" office:value="4" calcext:value-type="float">
            <text:p>4</text:p>
          </table:table-cell>
          <table:table-cell table:style-name="ce2" table:formula="of:=ROUND([.L$3]/[.$I12];0)" office:value-type="float" office:value="8" calcext:value-type="float">
            <text:p>8</text:p>
          </table:table-cell>
          <table:table-cell table:formula="of:=ROUND([.M$3]/[.$I12];0)" office:value-type="float" office:value="16" calcext:value-type="float">
            <text:p>16</text:p>
          </table:table-cell>
          <table:table-cell table:formula="of:=ROUND([.N$3]/[.$I12];0)" office:value-type="float" office:value="32" calcext:value-type="float">
            <text:p>32</text:p>
          </table:table-cell>
          <table:table-cell table:formula="of:=ROUND([.O$3]/[.$I12];0)" office:value-type="float" office:value="64" calcext:value-type="float">
            <text:p>64</text:p>
          </table:table-cell>
          <table:table-cell table:formula="of:=ROUND([.P$3]/[.$I12];0)" office:value-type="float" office:value="129" calcext:value-type="float">
            <text:p>129</text:p>
          </table:table-cell>
          <table:table-cell table:number-columns-repeated="2"/>
          <table:table-cell table:style-name="ce3" table:formula="of:=20*LOG10([.K$3]/[.K12])" office:value-type="float" office:value="17.7860340501262" calcext:value-type="float">
            <text:p>17.79 </text:p>
          </table:table-cell>
          <table:table-cell table:style-name="ce7" table:formula="of:=20*LOG10([.L$3]/[.L12])" office:value-type="float" office:value="17.9250112492328" calcext:value-type="float">
            <text:p>17.93 </text:p>
          </table:table-cell>
          <table:table-cell table:style-name="ce3" table:formula="of:=20*LOG10([.M$3]/[.M12])" office:value-type="float" office:value="17.9936747660006" calcext:value-type="float">
            <text:p>17.99 </text:p>
          </table:table-cell>
          <table:table-cell table:style-name="ce3" table:formula="of:=20*LOG10([.N$3]/[.N12])" office:value-type="float" office:value="18.027804042281" calcext:value-type="float">
            <text:p>18.03 </text:p>
          </table:table-cell>
          <table:table-cell table:style-name="ce3" table:formula="of:=20*LOG10([.O$3]/[.O12])" office:value-type="float" office:value="18.0448185230165" calcext:value-type="float">
            <text:p>18.04 </text:p>
          </table:table-cell>
          <table:table-cell table:style-name="ce3" table:formula="of:=20*LOG10([.P$3]/[.P12])" office:value-type="float" office:value="17.9857184682582" calcext:value-type="float">
            <text:p>17.99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13]/20" office:value-type="float" office:value="1" calcext:value-type="float">
            <text:p>1</text:p>
          </table:table-cell>
          <table:table-cell table:formula="of:=10^[.H13]" office:value-type="float" office:value="10" calcext:value-type="float">
            <text:p>10</text:p>
          </table:table-cell>
          <table:table-cell/>
          <table:table-cell table:formula="of:=ROUND([.K$3]/[.$I13];0)" office:value-type="float" office:value="3" calcext:value-type="float">
            <text:p>3</text:p>
          </table:table-cell>
          <table:table-cell table:style-name="ce2" table:formula="of:=ROUND([.L$3]/[.$I13];0)" office:value-type="float" office:value="6" calcext:value-type="float">
            <text:p>6</text:p>
          </table:table-cell>
          <table:table-cell table:formula="of:=ROUND([.M$3]/[.$I13];0)" office:value-type="float" office:value="13" calcext:value-type="float">
            <text:p>13</text:p>
          </table:table-cell>
          <table:table-cell table:formula="of:=ROUND([.N$3]/[.$I13];0)" office:value-type="float" office:value="26" calcext:value-type="float">
            <text:p>26</text:p>
          </table:table-cell>
          <table:table-cell table:formula="of:=ROUND([.O$3]/[.$I13];0)" office:value-type="float" office:value="51" calcext:value-type="float">
            <text:p>51</text:p>
          </table:table-cell>
          <table:table-cell table:formula="of:=ROUND([.P$3]/[.$I13];0)" office:value-type="float" office:value="102" calcext:value-type="float">
            <text:p>102</text:p>
          </table:table-cell>
          <table:table-cell table:number-columns-repeated="2"/>
          <table:table-cell table:style-name="ce3" table:formula="of:=20*LOG10([.K$3]/[.K13])" office:value-type="float" office:value="20.2848087822922" calcext:value-type="float">
            <text:p>20.28 </text:p>
          </table:table-cell>
          <table:table-cell table:style-name="ce7" table:formula="of:=20*LOG10([.L$3]/[.L13])" office:value-type="float" office:value="20.4237859813988" calcext:value-type="float">
            <text:p>20.42 </text:p>
          </table:table-cell>
          <table:table-cell table:style-name="ce3" table:formula="of:=20*LOG10([.M$3]/[.M13])" office:value-type="float" office:value="19.7972073729824" calcext:value-type="float">
            <text:p>19.80 </text:p>
          </table:table-cell>
          <table:table-cell table:style-name="ce3" table:formula="of:=20*LOG10([.N$3]/[.N13])" office:value-type="float" office:value="19.8313366492627" calcext:value-type="float">
            <text:p>19.83 </text:p>
          </table:table-cell>
          <table:table-cell table:style-name="ce3" table:formula="of:=20*LOG10([.O$3]/[.O13])" office:value-type="float" office:value="20.0170144807355" calcext:value-type="float">
            <text:p>20.02 </text:p>
          </table:table-cell>
          <table:table-cell table:style-name="ce3" table:formula="of:=20*LOG10([.P$3]/[.P13])" office:value-type="float" office:value="20.0255092390049" calcext:value-type="float">
            <text:p>20.03 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F14]/20" office:value-type="float" office:value="1.1" calcext:value-type="float">
            <text:p>1.1</text:p>
          </table:table-cell>
          <table:table-cell table:formula="of:=10^[.H14]" office:value-type="float" office:value="12.5892541179417" calcext:value-type="float">
            <text:p>12.5892541179417</text:p>
          </table:table-cell>
          <table:table-cell/>
          <table:table-cell table:formula="of:=ROUND([.K$3]/[.$I14];0)" office:value-type="float" office:value="2" calcext:value-type="float">
            <text:p>2</text:p>
          </table:table-cell>
          <table:table-cell table:style-name="ce2" table:formula="of:=ROUND([.L$3]/[.$I14];0)" office:value-type="float" office:value="5" calcext:value-type="float">
            <text:p>5</text:p>
          </table:table-cell>
          <table:table-cell table:formula="of:=ROUND([.M$3]/[.$I14];0)" office:value-type="float" office:value="10" calcext:value-type="float">
            <text:p>10</text:p>
          </table:table-cell>
          <table:table-cell table:formula="of:=ROUND([.N$3]/[.$I14];0)" office:value-type="float" office:value="20" calcext:value-type="float">
            <text:p>20</text:p>
          </table:table-cell>
          <table:table-cell table:formula="of:=ROUND([.O$3]/[.$I14];0)" office:value-type="float" office:value="41" calcext:value-type="float">
            <text:p>41</text:p>
          </table:table-cell>
          <table:table-cell table:formula="of:=ROUND([.P$3]/[.$I14];0)" office:value-type="float" office:value="81" calcext:value-type="float">
            <text:p>81</text:p>
          </table:table-cell>
          <table:table-cell table:number-columns-repeated="2"/>
          <table:table-cell table:style-name="ce3" table:formula="of:=20*LOG10([.K$3]/[.K14])" office:value-type="float" office:value="23.8066339634058" calcext:value-type="float">
            <text:p>23.81 </text:p>
          </table:table-cell>
          <table:table-cell table:style-name="ce7" table:formula="of:=20*LOG10([.L$3]/[.L14])" office:value-type="float" office:value="22.0074109023513" calcext:value-type="float">
            <text:p>22.01 </text:p>
          </table:table-cell>
          <table:table-cell table:style-name="ce3" table:formula="of:=20*LOG10([.M$3]/[.M14])" office:value-type="float" office:value="22.0760744191191" calcext:value-type="float">
            <text:p>22.08 </text:p>
          </table:table-cell>
          <table:table-cell table:style-name="ce3" table:formula="of:=20*LOG10([.N$3]/[.N14])" office:value-type="float" office:value="22.1102036953995" calcext:value-type="float">
            <text:p>22.11 </text:p>
          </table:table-cell>
          <table:table-cell table:style-name="ce3" table:formula="of:=20*LOG10([.O$3]/[.O14])" office:value-type="float" office:value="21.9127408682995" calcext:value-type="float">
            <text:p>21.91 </text:p>
          </table:table-cell>
          <table:table-cell table:style-name="ce3" table:formula="of:=20*LOG10([.P$3]/[.P14])" office:value-type="float" office:value="22.0278122966702" calcext:value-type="float">
            <text:p>22.03 </text:p>
          </table:table-cell>
          <table:table-cell table:number-columns-repeated="1636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15]/20" office:value-type="float" office:value="1.2" calcext:value-type="float">
            <text:p>1.2</text:p>
          </table:table-cell>
          <table:table-cell table:formula="of:=10^[.H15]" office:value-type="float" office:value="15.8489319246111" calcext:value-type="float">
            <text:p>15.8489319246111</text:p>
          </table:table-cell>
          <table:table-cell/>
          <table:table-cell table:formula="of:=ROUND([.K$3]/[.$I15];0)" office:value-type="float" office:value="2" calcext:value-type="float">
            <text:p>2</text:p>
          </table:table-cell>
          <table:table-cell table:style-name="ce2" table:formula="of:=ROUND([.L$3]/[.$I15];0)" office:value-type="float" office:value="4" calcext:value-type="float">
            <text:p>4</text:p>
          </table:table-cell>
          <table:table-cell table:formula="of:=ROUND([.M$3]/[.$I15];0)" office:value-type="float" office:value="8" calcext:value-type="float">
            <text:p>8</text:p>
          </table:table-cell>
          <table:table-cell table:formula="of:=ROUND([.N$3]/[.$I15];0)" office:value-type="float" office:value="16" calcext:value-type="float">
            <text:p>16</text:p>
          </table:table-cell>
          <table:table-cell table:formula="of:=ROUND([.O$3]/[.$I15];0)" office:value-type="float" office:value="32" calcext:value-type="float">
            <text:p>32</text:p>
          </table:table-cell>
          <table:table-cell table:formula="of:=ROUND([.P$3]/[.$I15];0)" office:value-type="float" office:value="65" calcext:value-type="float">
            <text:p>65</text:p>
          </table:table-cell>
          <table:table-cell table:number-columns-repeated="2"/>
          <table:table-cell table:style-name="ce3" table:formula="of:=20*LOG10([.K$3]/[.K15])" office:value-type="float" office:value="23.8066339634058" calcext:value-type="float">
            <text:p>23.81 </text:p>
          </table:table-cell>
          <table:table-cell table:style-name="ce7" table:formula="of:=20*LOG10([.L$3]/[.L15])" office:value-type="float" office:value="23.9456111625124" calcext:value-type="float">
            <text:p>23.95 </text:p>
          </table:table-cell>
          <table:table-cell table:style-name="ce3" table:formula="of:=20*LOG10([.M$3]/[.M15])" office:value-type="float" office:value="24.0142746792803" calcext:value-type="float">
            <text:p>24.01 </text:p>
          </table:table-cell>
          <table:table-cell table:style-name="ce3" table:formula="of:=20*LOG10([.N$3]/[.N15])" office:value-type="float" office:value="24.0484039555606" calcext:value-type="float">
            <text:p>24.05 </text:p>
          </table:table-cell>
          <table:table-cell table:style-name="ce3" table:formula="of:=20*LOG10([.O$3]/[.O15])" office:value-type="float" office:value="24.0654184362961" calcext:value-type="float">
            <text:p>24.07 </text:p>
          </table:table-cell>
          <table:table-cell table:style-name="ce3" table:formula="of:=20*LOG10([.P$3]/[.P15])" office:value-type="float" office:value="23.9392455413861" calcext:value-type="float">
            <text:p>23.94 </text:p>
          </table:table-cell>
          <table:table-cell table:number-columns-repeated="1636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F16]/20" office:value-type="float" office:value="1.4" calcext:value-type="float">
            <text:p>1.4</text:p>
          </table:table-cell>
          <table:table-cell table:formula="of:=10^[.H16]" office:value-type="float" office:value="25.1188643150958" calcext:value-type="float">
            <text:p>25.1188643150958</text:p>
          </table:table-cell>
          <table:table-cell/>
          <table:table-cell table:formula="of:=ROUND([.K$3]/[.$I16];0)" office:value-type="float" office:value="1" calcext:value-type="float">
            <text:p>1</text:p>
          </table:table-cell>
          <table:table-cell table:style-name="ce2" table:formula="of:=ROUND([.L$3]/[.$I16];0)" office:value-type="float" office:value="3" calcext:value-type="float">
            <text:p>3</text:p>
          </table:table-cell>
          <table:table-cell table:formula="of:=ROUND([.M$3]/[.$I16];0)" office:value-type="float" office:value="5" calcext:value-type="float">
            <text:p>5</text:p>
          </table:table-cell>
          <table:table-cell table:formula="of:=ROUND([.N$3]/[.$I16];0)" office:value-type="float" office:value="10" calcext:value-type="float">
            <text:p>10</text:p>
          </table:table-cell>
          <table:table-cell table:formula="of:=ROUND([.O$3]/[.$I16];0)" office:value-type="float" office:value="20" calcext:value-type="float">
            <text:p>20</text:p>
          </table:table-cell>
          <table:table-cell table:formula="of:=ROUND([.P$3]/[.$I16];0)" office:value-type="float" office:value="41" calcext:value-type="float">
            <text:p>41</text:p>
          </table:table-cell>
          <table:table-cell table:number-columns-repeated="2"/>
          <table:table-cell table:style-name="ce3" table:formula="of:=20*LOG10([.K$3]/[.K16])" office:value-type="float" office:value="29.8272338766855" calcext:value-type="float">
            <text:p>29.83 </text:p>
          </table:table-cell>
          <table:table-cell table:style-name="ce7" table:formula="of:=20*LOG10([.L$3]/[.L16])" office:value-type="float" office:value="26.4443858946784" calcext:value-type="float">
            <text:p>26.44 </text:p>
          </table:table-cell>
          <table:table-cell table:style-name="ce3" table:formula="of:=20*LOG10([.M$3]/[.M16])" office:value-type="float" office:value="28.0966743323988" calcext:value-type="float">
            <text:p>28.10 </text:p>
          </table:table-cell>
          <table:table-cell table:style-name="ce3" table:formula="of:=20*LOG10([.N$3]/[.N16])" office:value-type="float" office:value="28.1308036086791" calcext:value-type="float">
            <text:p>28.13 </text:p>
          </table:table-cell>
          <table:table-cell table:style-name="ce3" table:formula="of:=20*LOG10([.O$3]/[.O16])" office:value-type="float" office:value="28.1478180894146" calcext:value-type="float">
            <text:p>28.15 </text:p>
          </table:table-cell>
          <table:table-cell table:style-name="ce3" table:formula="of:=20*LOG10([.P$3]/[.P16])" office:value-type="float" office:value="27.9418355398485" calcext:value-type="float">
            <text:p>27.94 </text:p>
          </table:table-cell>
          <table:table-cell table:number-columns-repeated="1636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7]/20" office:value-type="float" office:value="1.5" calcext:value-type="float">
            <text:p>1.5</text:p>
          </table:table-cell>
          <table:table-cell table:formula="of:=10^[.H17]" office:value-type="float" office:value="31.6227766016838" calcext:value-type="float">
            <text:p>31.6227766016838</text:p>
          </table:table-cell>
          <table:table-cell/>
          <table:table-cell table:formula="of:=ROUND([.K$3]/[.$I17];0)" office:value-type="float" office:value="1" calcext:value-type="float">
            <text:p>1</text:p>
          </table:table-cell>
          <table:table-cell table:style-name="ce2" table:formula="of:=ROUND([.L$3]/[.$I17];0)" office:value-type="float" office:value="2" calcext:value-type="float">
            <text:p>2</text:p>
          </table:table-cell>
          <table:table-cell table:formula="of:=ROUND([.M$3]/[.$I17];0)" office:value-type="float" office:value="4" calcext:value-type="float">
            <text:p>4</text:p>
          </table:table-cell>
          <table:table-cell table:formula="of:=ROUND([.N$3]/[.$I17];0)" office:value-type="float" office:value="8" calcext:value-type="float">
            <text:p>8</text:p>
          </table:table-cell>
          <table:table-cell table:formula="of:=ROUND([.O$3]/[.$I17];0)" office:value-type="float" office:value="16" calcext:value-type="float">
            <text:p>16</text:p>
          </table:table-cell>
          <table:table-cell table:formula="of:=ROUND([.P$3]/[.$I17];0)" office:value-type="float" office:value="32" calcext:value-type="float">
            <text:p>32</text:p>
          </table:table-cell>
          <table:table-cell table:number-columns-repeated="2"/>
          <table:table-cell table:style-name="ce3" table:formula="of:=20*LOG10([.K$3]/[.K17])" office:value-type="float" office:value="29.8272338766855" calcext:value-type="float">
            <text:p>29.83 </text:p>
          </table:table-cell>
          <table:table-cell table:style-name="ce7" table:formula="of:=20*LOG10([.L$3]/[.L17])" office:value-type="float" office:value="29.966211075792" calcext:value-type="float">
            <text:p>29.97 </text:p>
          </table:table-cell>
          <table:table-cell table:style-name="ce3" table:formula="of:=20*LOG10([.M$3]/[.M17])" office:value-type="float" office:value="30.0348745925599" calcext:value-type="float">
            <text:p>30.03 </text:p>
          </table:table-cell>
          <table:table-cell table:style-name="ce3" table:formula="of:=20*LOG10([.N$3]/[.N17])" office:value-type="float" office:value="30.0690038688402" calcext:value-type="float">
            <text:p>30.07 </text:p>
          </table:table-cell>
          <table:table-cell table:style-name="ce3" table:formula="of:=20*LOG10([.O$3]/[.O17])" office:value-type="float" office:value="30.0860183495758" calcext:value-type="float">
            <text:p>30.09 </text:p>
          </table:table-cell>
          <table:table-cell table:style-name="ce3" table:formula="of:=20*LOG10([.P$3]/[.P17])" office:value-type="float" office:value="30.0945131078451" calcext:value-type="float">
            <text:p>30.09 </text:p>
          </table:table-cell>
          <table:table-cell table:number-columns-repeated="16360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te</text:p>
          </table:table-cell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>
          <table:table-cell table:number-columns-repeated="9"/>
          <table:table-cell table:formula="of:=127*4" office:value-type="float" office:value="508" calcext:value-type="float">
            <text:p>508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formula="of:=63*4" office:value-type="float" office:value="252" calcext:value-type="float">
            <text:p>252</text:p>
          </table:table-cell>
          <table:table-cell table:number-columns-repeated="16374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1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number:number-style style:name="N0">
      <number:number number:min-integer-digits="1"/>
    </number:number-style>
    <number:number-style style:name="N112">
      <number:number number:decimal-places="2" number:min-decimal-places="2" number:min-integer-digits="1"/>
      <number:text> </number:text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3-11-19T15:32:34.834000000</meta:creation-date>
    <meta:editing-cycles>1</meta:editing-cycles>
    <meta:editing-duration>P0D</meta:editing-duration>
    <meta:document-statistic meta:table-count="1" meta:cell-count="305" meta:object-count="0"/>
  </office:meta>
</office:document-meta>
</file>